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 style:list-style-name="WW8Num3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WW8Num19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 style:list-style-name="WW8Num19">
      <style:paragraph-properties fo:margin-top="0cm" fo:margin-bottom="0cm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11" style:family="paragraph" style:parent-style-name="Text_20_body" style:list-style-name="WW8Num19">
      <style:paragraph-properties fo:margin-top="0cm" fo:margin-bottom="0cm"/>
      <style:text-properties style:font-name="Arial" fo:font-size="10pt" style:font-size-asian="10pt" style:font-size-complex="10pt"/>
    </style:style>
    <style:style style:name="P12" style:family="paragraph" style:parent-style-name="Text_20_body" style:list-style-name="WW8Num3">
      <style:paragraph-properties fo:margin-top="0cm" fo:margin-bottom="0cm"/>
      <style:text-properties style:font-name="Arial" fo:font-size="10pt" fo:font-style="italic" style:font-size-asian="10pt" style:font-style-asian="italic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1" style:font-size-asian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6" table:style-name="Tabla16">
        <table:table-column table:style-name="Tabla16.A"/>
        <table:table-row>
          <table:table-cell table:style-name="Tabla16.A1" office:value-type="string">
            <text:h text:style-name="Heading_20_3" text:outline-level="3">U.T. Nº2: <text:span text:style-name="T6">Instalación y manejo de gestores de contenidos <text:s text:c="9"/>20 horas</text:span></text:h>
          </table:table-cell>
        </table:table-row>
        <table:table-row>
          <table:table-cell table:style-name="Tabla16.A2" office:value-type="string">
            <text:h text:style-name="Heading_20_5" text:outline-level="5">Criterios de evaluación</text:h>
          </table:table-cell>
        </table:table-row>
        <table:table-row>
          <table:table-cell table:style-name="Tabla16.A2" office:value-type="string">
            <text:p text:style-name="P6">a) Se han identificado los requerimientos necesarios para instalar gestores de contenidos. </text:p>
            <text:p text:style-name="P6">b) Se han gestionado usuarios con roles diferentes. </text:p>
            <text:p text:style-name="P6">c) Se ha personalizado la interfaz del gestor de contenidos. </text:p>
            <text:p text:style-name="P6">d) Se han realizado pruebas de funcionamiento. </text:p>
            <text:p text:style-name="P6">e) Se han realizado tareas de actualización del gestor de contenidos, especialmente las de seguridad. </text:p>
            <text:p text:style-name="P6">f) Se han instalado y configurado los módulos y menús necesarios. </text:p>
            <text:p text:style-name="P6">g) Se han activado y configurado los mecanismos de seguridad proporcionados por el propio gestor de contenidos. </text:p>
            <text:p text:style-name="P6">h) Se han configurados permisos, usuarios y grupos y establecido reglas de acceso. </text:p>
            <text:p text:style-name="P6">i) Se han realizado pruebas de funcionamiento. </text:p>
            <text:p text:style-name="P6">j) Se han realizado copias de seguridad de los contenidos del gestor. </text:p>
          </table:table-cell>
        </table:table-row>
        <table:table-row>
          <table:table-cell table:style-name="Tabla16.A2" office:value-type="string">
            <text:h text:style-name="Heading_20_5" text:outline-level="5">Contenidos soporte</text:h>
          </table:table-cell>
        </table:table-row>
        <table:table-row>
          <table:table-cell table:style-name="Tabla16.A2" office:value-type="string">
            <text:p text:style-name="P5">Definición y tipos de gestores de contenidos.</text:p>
            <text:p text:style-name="P5">CMS tipo Wiki, funciones y características</text:p>
            <text:p text:style-name="P5">CMS de propósito general. Tipos, arquitectura, funciones y características</text:p>
          </table:table-cell>
        </table:table-row>
        <table:table-row>
          <table:table-cell table:style-name="Tabla16.A2" office:value-type="string">
            <text:h text:style-name="Heading_20_5" text:outline-level="5">Contenidos organizadores:</text:h>
          </table:table-cell>
        </table:table-row>
        <table:table-row>
          <table:table-cell table:style-name="Tabla16.A2" office:value-type="string">
            <text:p text:style-name="P5">Instalación de una wiki basada en DokuWiki.</text:p>
            <text:p text:style-name="P5">Manejo de Dokuwiki</text:p>
            <text:p text:style-name="P5">Instalación de Joomla</text:p>
            <text:p text:style-name="P5">Gestión de menús.</text:p>
            <text:p text:style-name="P5">Gestión de extensiones.</text:p>
            <text:p text:style-name="P5">Gestión de usuarios.</text:p>
            <text:p text:style-name="P5">Copia de seguridad en Joomla.</text:p>
            <text:p text:style-name="P5"><text:s/>Actualización de Jooml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8. Aplicaciones WEB</text:span> - APW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2-01-22T18:32:32</dc:date>
    <dc:creator>ivan </dc:creator>
    <meta:editing-duration>PT36M57S</meta:editing-duration>
    <meta:editing-cycles>5</meta:editing-cycles>
    <meta:generator>LibreOffice/3.4$Linux LibreOffice_project/340m1$Build-402</meta:generator>
    <meta:printed-by>ivan </meta:printed-by>
    <meta:print-date>2012-01-09T21:49:16</meta:print-date>
    <meta:document-statistic meta:table-count="2" meta:image-count="1" meta:object-count="0" meta:page-count="1" meta:paragraph-count="30" meta:word-count="200" meta:character-count="1367" meta:non-whitespace-character-count="1175"/>
  </office:meta>
</office:document-meta>
</file>